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98cm" fo:min-width="4.41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0.05cm" fo:min-width="9.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95cm" fo:min-width="5.8cm"/>
    </style:style>
    <style:style style:name="gr6" style:family="graphic" style:parent-style-name="standard">
      <style:graphic-properties draw:textarea-horizontal-align="justify" draw:textarea-vertical-align="middle" draw:auto-grow-height="false" fo:min-height="4.65cm" fo:min-width="6.6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7.8cm" svg:height="2.3cm" svg:x="1.2cm" svg:y="2.9cm">
          <text:p text:style-name="P1">Objet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9.8cm" svg:y1="1.4cm" svg:x2="7.7cm" svg:y2="3.5cm">
          <text:p/>
        </draw:line>
        <draw:custom-shape draw:style-name="gr3" draw:text-style-name="P3" xml:id="id2" draw:id="id2" draw:layer="layout" svg:width="9.8cm" svg:height="10.3cm" svg:x="10.4cm" svg:y="2.6cm">
          <text:p text:style-name="P3"><text:span text:style-name="T1">Var Global: objeto</text:span></text:p>
          <text:p text:style-name="P3"/>
          <text:p text:style-name="P3"><text:span text:style-name="T1">Repetir hasta objeto == deteccion</text:span></text:p>
          <text:p text:style-name="P3"/>
          <text:p text:style-name="P3"><text:span text:style-name="T1">//Raspy O</text:span></text:p>
          <text:p text:style-name="P3"><text:span text:style-name="T1">arreglo = obtenerArreglo()</text:span></text:p>
          <text:p text:style-name="P3"/>
          <text:p text:style-name="P3"><text:span text:style-name="T1">//AI I/O</text:span></text:p>
          <text:p text:style-name="P3"><text:span text:style-name="T1">deteccion = modeloAI(Arreglo)</text:span></text:p>
          <text:p text:style-name="P3"/>
          <text:p text:style-name="P3"><text:span text:style-name="T1">//Raspy I</text:span></text:p>
          <text:p text:style-name="P3"><text:span text:style-name="T1">moverRaspy()</text:span>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1cm" svg:y1="5.2cm" svg:x2="15.3cm" svg:y2="2.6cm" draw:start-shape="id1" draw:start-glue-point="8" draw:end-shape="id2" draw:end-glue-point="0" svg:d="M5100 5200v502h4601v-3603h5599v501" svg:viewBox="0 0 10201 3604">
          <text:p/>
        </draw:connector>
        <draw:custom-shape draw:style-name="gr5" draw:text-style-name="P1" xml:id="id3" draw:id="id3" draw:layer="layout" svg:width="6.3cm" svg:height="4.2cm" svg:x="21.9cm" svg:y="2.6cm">
          <text:p text:style-name="P1">modeloAI()</text:p>
          <text:p text:style-name="P1">Modelo de</text:p>
          <text:p text:style-name="P1">Reconocimiento</text:p>
          <text:p text:style-name="P1">Darknet + YOLO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0.2cm" svg:y1="7.75cm" svg:x2="25.05cm" svg:y2="2.6cm" draw:start-shape="id2" draw:start-glue-point="1" draw:end-shape="id3" draw:end-glue-point="0" svg:d="M20200 7750h850v-5651h4000v501" svg:viewBox="0 0 4851 5652">
          <text:p/>
        </draw:connector>
        <draw:custom-shape draw:style-name="gr6" draw:text-style-name="P1" draw:layer="layout" svg:width="7.1cm" svg:height="4.9cm" svg:x="2.3cm" svg:y="13.7cm">
          <text:p text:style-name="P1">Raspberry Pi</text:p>
          <text:p text:style-name="P1"/>
          <text:p text:style-name="P1">obtenerArreglo()</text:p>
          <text:p text:style-name="P1">moverRaspy()</text:p>
          <draw:enhanced-geometry svg:viewBox="0 0 21600 21600" draw:type="rectangle" draw:enhanced-path="M 0 0 L 21600 0 21600 21600 0 21600 0 0 Z N"/>
        </draw:custom-shape>
        <draw:path draw:style-name="gr7" draw:text-style-name="P2" draw:layer="layout" svg:width="2.005cm" svg:height="2.467cm" draw:transform="rotate (0.519584518318712) translate (4.17257402161479cm 9.6950391092935cm)" svg:viewBox="0 0 2006 2468" svg:d="M0 39c493-144 936 143 1349 349 510 255 771 914 610 1475l-167 373-86 232">
          <text:p/>
        </draw:path>
        <draw:path draw:style-name="gr7" draw:text-style-name="P2" draw:layer="layout" svg:width="2.487cm" svg:height="1.922cm" draw:transform="rotate (-1.24738681640035) translate (7.51317935360737cm 7.20659246927636cm)" svg:viewBox="0 0 2488 1923" svg:d="M0 1914c514 47 1022-90 1494-358 455-258 738-668 852-1131l129-386 13-39">
          <text:p/>
        </draw:path>
        <draw:path draw:style-name="gr7" draw:text-style-name="P2" draw:layer="layout" svg:width="1.405cm" svg:height="1.165cm" draw:transform="rotate (-1.15174277339106) translate (7.81290613472934cm 7.54865946065378cm)" svg:viewBox="0 0 1406 1166" svg:d="M0 1156c465 58 1000-132 1231-565l129-388 46-203">
          <text:p/>
        </draw:path>
        <draw:line draw:style-name="gr7" draw:text-style-name="P2" draw:layer="layout" svg:x1="10.4cm" svg:y1="7.8cm" svg:x2="7.9cm" svg:y2="8.3cm">
          <text:p/>
        </draw:line>
        <draw:line draw:style-name="gr7" draw:text-style-name="P2" draw:layer="layout" svg:x1="5cm" svg:y1="11.2cm" svg:x2="5cm" svg:y2="13.8cm">
          <text:p/>
        </draw:line>
        <draw:path draw:style-name="gr7" draw:text-style-name="P2" draw:layer="layout" svg:width="1.152cm" svg:height="1.239cm" draw:transform="rotate (0.586779694520494) translate (4.34347714141521cm 10.6876698308617cm)" svg:viewBox="0 0 1153 1240" svg:d="M0 21c440-97 901 152 1106 541l47 519-57 15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0T18:35:37.707987067</meta:creation-date>
    <dc:date>2019-11-10T19:12:31.107326073</dc:date>
    <meta:editing-duration>PT21S</meta:editing-duration>
    <meta:editing-cycles>1</meta:editing-cycles>
    <meta:document-statistic meta:object-count="13"/>
    <meta:generator>LibreOffice/6.1.5.2$Linux_X86_64 LibreOffice_project/10$Build-2</meta:generator>
  </office:meta>
</office:document-meta>
</file>